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80396" officeooo:paragraph-rsid="00180396"/>
    </style:style>
    <style:style style:name="P2" style:family="paragraph" style:parent-style-name="Preformatted_20_Text">
      <style:text-properties officeooo:rsid="001f7dc4" officeooo:paragraph-rsid="001f7dc4"/>
    </style:style>
    <style:style style:name="P3" style:family="paragraph" style:parent-style-name="Preformatted_20_Text">
      <style:text-properties officeooo:rsid="001f7dc4" officeooo:paragraph-rsid="0020facf"/>
    </style:style>
    <style:style style:name="P4" style:family="paragraph" style:parent-style-name="Preformatted_20_Text">
      <style:text-properties officeooo:rsid="0020facf" officeooo:paragraph-rsid="0020facf"/>
    </style:style>
    <style:style style:name="T1" style:family="text">
      <style:text-properties officeooo:rsid="001f7dc4"/>
    </style:style>
    <style:style style:name="T2" style:family="text">
      <style:text-properties officeooo:rsid="0020fa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is study, we are collecting information about how <text:span text:style-name="T1">people use different</text:span> interfaces to control a robotic arm. </text:p>
      <text:p text:style-name="P1"/>
      <text:p text:style-name="P2">You will be seated in our wheelchair, and you will use three different interfaces: a 3-axis joystick, a head-array switch and a sip-n-puff to control the arm. </text:p>
      <text:p text:style-name="P2"/>
      <text:p text:style-name="P2">There are two different tasks that you will do: ___ and ____ (demonstrate tasks). You will do each task twice with each interface, so in total there will be 12 trials. Before you begin each trial, I will home the arm to the start position, when you are ready, I will say start and you will begin. You have 5 minutes to complete each task. You may finish the task sooner, but once 5 mins is reached, I will reset the arm and we will move onto the next trial. </text:p>
      <text:p text:style-name="P2"/>
      <text:p text:style-name="P2">Before we use any of the interfaces, I will show you how to use the interface, and you will be given time to practice and become familiar. We will start with the study when you are ready. You can ask for breaks anytime during the experiment, just let me know. If you don’t say anything, we will keep continuing with the tasks. </text:p>
      <text:p text:style-name="P2"/>
      <text:p text:style-name="P2">After you finish two trials of one task with each interface, you will be asked to complete a questionnaire and a task-load index, which I will explain to you later. </text:p>
      <text:p text:style-name="P2"/>
      <text:p text:style-name="P2">During the experiment, we will also monitor your heart rate and the motion of your head, torso and hand. For this reason, we will be using these wearable sensors. </text:p>
      <text:p text:style-name="P2"/>
      <text:p text:style-name="P3">If you agree to participant in this study, you can read and sign this consent form.</text:p>
      <text:p text:style-name="P3"/>
      <text:p text:style-name="P3"><text:span text:style-name="T2">So, to control the arm, you are basically control the hand and where it is in the left-right plane, up and down plane, and forward and back plane. So that is three “modes” and you are also controlling the wrist orientation <text:s/>whether it is bent left or right, angled up or down, or rotated left or right. So that is another three modes, and you are also controlling the fingers, whether they are closed or open. So there are seven modes in total. With the 3-axis joystick, you can control 3 modes at a time. With the sip-n-puff and head-array you can only control one mode at time. So, using these three interfaces, you will have to jump through the modes, and this mode-switch interface can help you keep track of in which mode you are currently. </text:span><text:s/></text:p>
      <text:p text:style-name="P2"/>
      <text:p text:style-name="P2">Now we will go through the demographics form. </text:p>
      <text:p text:style-name="P2"/>
      <text:p text:style-name="P2">Before we start, I would like for you to please fill out this pre-session survey. </text:p>
      <text:p text:style-name="P2"/>
      <text:p text:style-name="P2">Now we will measure your baseline resting signals. I am going to ask you to sit naturally for 1 minute, starting now. </text:p>
      <text:p text:style-name="P2"/>
      <text:p text:style-name="P4">I cannot tell you what do to during the experiment as I do not want to bias your data. However, keep in mind that the arm has limitations because of the joints, so if you want to make it go forward, it may not be able to, so you may have to rotate some joints to get it to where you want to go. Be careful not to hit the arm with itself, you hit an object (the arm will bounce off if it hits the table or hard suface). Be careful with the fingers. If you have any questions, just ask. </text:p>
      <text:p text:style-name="P2"/>
      <text:p text:style-name="P2">Now we will begin with the first interface which is _____. </text:p>
      <text:p text:style-name="P3">(Go through how to control <text:span text:style-name="T2">and mode switching: </text:span></text:p>
      <text:p text:style-name="P3"><text:span text:style-name="T2">Joystick: using mapping diagram</text:span></text:p>
      <text:p text:style-name="P3"><text:span text:style-name="T2">Head array: Back plate and button switching, left plate moving left labels, right plate right labels</text:span></text:p>
      <text:p text:style-name="P3"><text:span text:style-name="T2">Sip-n-puff: Sip left labels, Puff right labels. Hard Sip backward scrolling, hard puff forward scroll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31T17:17:33.628126987</dc:date>
    <meta:editing-duration>PT32M5S</meta:editing-duration>
    <meta:editing-cycles>9</meta:editing-cycles>
    <meta:generator>LibreOffice/5.1.6.2$Linux_X86_64 LibreOffice_project/10m0$Build-2</meta:generator>
    <meta:print-date>2017-10-31T11:18:06.412523171</meta:print-date>
    <meta:document-statistic meta:table-count="0" meta:image-count="0" meta:object-count="0" meta:page-count="1" meta:paragraph-count="17" meta:word-count="611" meta:character-count="3290" meta:non-whitespace-character-count="2681"/>
  </office:meta>
</office:document-meta>
</file>